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background-color="#81d41a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T1" style:family="text">
      <style:text-properties officeooo:rsid="000fecf1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81d41a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🔰 <text:span text:style-name="Strong_20_Emphasis">Nivel 1: Fundamentos Básicos</text:span></text:h>
      <text:p text:style-name="Text_20_body"><text:span text:style-name="T2">✅ </text:span><text:span text:style-name="Strong_20_Emphasis"><text:span text:style-name="T2">1. Hola Terraform</text:span></text:span><text:span text:style-name="T2"> – Configuración inicial</text:span></text:p>
      <text:list text:style-name="L1">
        <text:list-item>
          <text:p text:style-name="P2">Instalar Terraform</text:p>
        </text:list-item>
        <text:list-item>
          <text:p text:style-name="P1"><text:span text:style-name="T2">Configurar un </text:span><text:span text:style-name="Source_20_Text"><text:span text:style-name="T2">main.tf</text:span></text:span><text:span text:style-name="T2"> simple</text:span></text:p>
        </text:list-item>
        <text:list-item>
          <text:p text:style-name="P2">Crear un recurso (Ejemplo: una <text:span text:style-name="T1">VM en Azure</text:span>)</text:p>
        </text:list-item>
        <text:list-item>
          <text:p text:style-name="P1"><text:span text:style-name="T2">Aplicar (</text:span><text:span text:style-name="Source_20_Text"><text:span text:style-name="T2">terraform apply</text:span></text:span><text:span text:style-name="T2">) y destruir (</text:span><text:span text:style-name="Source_20_Text"><text:span text:style-name="T2">terraform destroy</text:span></text:span><text:span text:style-name="T2">)</text:span></text:p>
        </text:list-item>
      </text:list>
      <text:p text:style-name="Text_20_body"><text:span text:style-name="T3">✅ </text:span><text:span text:style-name="Strong_20_Emphasis"><text:span text:style-name="T3">2. Variables y Salidas</text:span></text:span><text:span text:style-name="T3"> – Modularizando la configuración</text:span></text:p>
      <text:list text:style-name="L2">
        <text:list-item>
          <text:p text:style-name="P3"><text:span text:style-name="T3">Uso de </text:span><text:span text:style-name="Source_20_Text"><text:span text:style-name="T3">variables.tf</text:span></text:span><text:span text:style-name="T3"> para parámetros dinámicos</text:span></text:p>
        </text:list-item>
        <text:list-item>
          <text:p text:style-name="P3"><text:span text:style-name="Source_20_Text"><text:span text:style-name="T3">output.tf</text:span></text:span><text:span text:style-name="T3"> para mostrar información clave</text:span></text:p>
        </text:list-item>
        <text:list-item>
          <text:p text:style-name="P3"><text:span text:style-name="T3">Variables de entorno (</text:span><text:span text:style-name="Source_20_Text"><text:span text:style-name="T3">TF_VAR_nombre</text:span></text:span><text:span text:style-name="T3">)</text:span></text:p>
        </text:list-item>
      </text:list>
      <text:p text:style-name="Text_20_body">✅ <text:span text:style-name="Strong_20_Emphasis">3. Módulos y Organización del Código</text:span> – Reutilización y buenas prácticas</text:p>
      <text:list text:style-name="L3">
        <text:list-item>
          <text:p text:style-name="P4">Crear un módulo Terraform</text:p>
        </text:list-item>
        <text:list-item>
          <text:p text:style-name="P4">Usar módulos de Terraform Registry</text:p>
        </text:list-item>
        <text:list-item>
          <text:p text:style-name="P4">Separación de archivos (<text:span text:style-name="Source_20_Text">main.tf</text:span>, <text:span text:style-name="Source_20_Text">variables.tf</text:span>, <text:span text:style-name="Source_20_Text">outputs.tf</text:span>)</text:p>
        </text:list-item>
      </text:list>
      <text:p text:style-name="Text_20_body">✅ <text:span text:style-name="Strong_20_Emphasis">4. Estados y Bloqueos</text:span> – Gestionando cambios de manera segura</text:p>
      <text:list text:style-name="L4">
        <text:list-item>
          <text:p text:style-name="P5">Uso del <text:span text:style-name="Source_20_Text">terraform.tfstate</text:span></text:p>
        </text:list-item>
        <text:list-item>
          <text:p text:style-name="P5">Estado remoto en S3 con bloqueo en DynamoDB</text:p>
        </text:list-item>
        <text:list-item>
          <text:p text:style-name="P5">Comandos avanzados: <text:span text:style-name="Source_20_Text">terraform state list</text:span>, <text:span text:style-name="Source_20_Text">terraform state mv</text:span>, <text:span text:style-name="Source_20_Text">terraform state rm</text:span></text:p>
        </text:list-item>
      </text:list>
      <text:p text:style-name="Horizontal_20_Line"/>
      <text:h text:style-name="Heading_20_3" text:outline-level="3">⚡ <text:span text:style-name="Strong_20_Emphasis">Nivel 2: Infraestructura como Código en Acción</text:span></text:h>
      <text:p text:style-name="Text_20_body">✅ <text:span text:style-name="Strong_20_Emphasis">5. Provisionando Máquinas Virtuales</text:span></text:p>
      <text:list text:style-name="L5">
        <text:list-item>
          <text:p text:style-name="P6">Crear una instancia EC2 con Terraform</text:p>
        </text:list-item>
        <text:list-item>
          <text:p text:style-name="P6">Asociar un Elastic IP</text:p>
        </text:list-item>
        <text:list-item>
          <text:p text:style-name="P6">Configurar acceso con claves SSH</text:p>
        </text:list-item>
      </text:list>
      <text:p text:style-name="Text_20_body">✅ <text:span text:style-name="Strong_20_Emphasis">6. Terraform + Ansible</text:span> – Configuración Automática</text:p>
      <text:list text:style-name="L6">
        <text:list-item>
          <text:p text:style-name="P7">Deploy de una instancia EC2</text:p>
        </text:list-item>
        <text:list-item>
          <text:p text:style-name="P7">Ejecutar Ansible desde Terraform (<text:span text:style-name="Source_20_Text">provisioner "remote-exec"</text:span>)</text:p>
        </text:list-item>
        <text:list-item>
          <text:p text:style-name="P7">Configurar un servidor web automáticamente</text:p>
        </text:list-item>
      </text:list>
      <text:p text:style-name="Text_20_body">✅ <text:span text:style-name="Strong_20_Emphasis">7. Redes y Seguridad con Terraform</text:span></text:p>
      <text:list text:style-name="L7">
        <text:list-item>
          <text:p text:style-name="P8">Crear una <text:span text:style-name="Strong_20_Emphasis">VPC</text:span>, subredes y grupos de seguridad</text:p>
        </text:list-item>
        <text:list-item>
          <text:p text:style-name="P8"><text:soft-page-break/>Configurar un balanceador de carga ELB/ALB</text:p>
        </text:list-item>
        <text:list-item>
          <text:p text:style-name="P8">Añadir reglas de firewall</text:p>
        </text:list-item>
      </text:list>
      <text:p text:style-name="Horizontal_20_Line"/>
      <text:h text:style-name="Heading_20_3" text:outline-level="3">🚀 <text:span text:style-name="Strong_20_Emphasis">Nivel 3: DevOps Avanzado con Terraform</text:span></text:h>
      <text:p text:style-name="Text_20_body">✅ <text:span text:style-name="Strong_20_Emphasis">8. Terraform + CI/CD (GitHub Actions o GitLab CI/CD)</text:span></text:p>
      <text:list text:style-name="L8">
        <text:list-item>
          <text:p text:style-name="P9">Crear un pipeline que valide y aplique cambios con Terraform</text:p>
        </text:list-item>
        <text:list-item>
          <text:p text:style-name="P9">Uso de <text:span text:style-name="Source_20_Text">terraform fmt</text:span>, <text:span text:style-name="Source_20_Text">validate</text:span>, <text:span text:style-name="Source_20_Text">plan</text:span> y <text:span text:style-name="Source_20_Text">apply</text:span> en CI/CD</text:p>
        </text:list-item>
      </text:list>
      <text:p text:style-name="Text_20_body">✅ <text:span text:style-name="Strong_20_Emphasis">9. Terraform en Kubernetes (EKS o AKS)</text:span></text:p>
      <text:list text:style-name="L9">
        <text:list-item>
          <text:p text:style-name="P10">Crear un clúster EKS con Terraform</text:p>
        </text:list-item>
        <text:list-item>
          <text:p text:style-name="P10">Configurar <text:span text:style-name="Source_20_Text">kubectl</text:span> para gestionar el clúster</text:p>
        </text:list-item>
        <text:list-item>
          <text:p text:style-name="P10">Desplegar aplicaciones en Kubernetes</text:p>
        </text:list-item>
      </text:list>
      <text:p text:style-name="Text_20_body">✅ <text:span text:style-name="Strong_20_Emphasis">10. Infraestructura Escalable con Terraform + Serverless</text:span></text:p>
      <text:list text:style-name="L10">
        <text:list-item>
          <text:p text:style-name="P11">Desplegar una función Lambda con Terraform</text:p>
        </text:list-item>
        <text:list-item>
          <text:p text:style-name="P11">Uso de API Gateway y DynamoDB</text:p>
        </text:list-item>
        <text:list-item>
          <text:p text:style-name="P11">Gestionar permisos con IAM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8:51:55.775458412</meta:creation-date>
    <dc:date>2025-04-19T13:33:10.225060253</dc:date>
    <meta:editing-duration>PT1H28M3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04" meta:character-count="1845" meta:non-whitespace-character-count="1609"/>
  </office:meta>
</office:document-meta>
</file>